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GB-D Bonn Static Dataset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RGB-D Freiburg2 XYZ Dataset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RGB-D Freiburg3 Office Dataset</text:p>
          </table:table-cell>
          <table:covered-table-cell table:number-columns-repeated="3" table:style-name="ce1"/>
          <table:table-cell office:value-type="string" calcext:value-type="string">
            <text:p>Not able to locate…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onocul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ast-Depth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Monocul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ast-Depth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Monocul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ast-Depth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/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/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/>
        </table:table-row>
        <table:table-row table:style-name="ro2">
          <table:table-cell office:value-type="float" office:value="0.173853" calcext:value-type="float">
            <text:p>0.173853</text:p>
          </table:table-cell>
          <table:table-cell office:value-type="float" office:value="4.720917" calcext:value-type="float">
            <text:p>4.720917</text:p>
          </table:table-cell>
          <table:table-cell office:value-type="float" office:value="0.407798" calcext:value-type="float">
            <text:p>0.407798</text:p>
          </table:table-cell>
          <table:table-cell office:value-type="float" office:value="0.13436" calcext:value-type="float">
            <text:p>0.13436</text:p>
          </table:table-cell>
          <table:table-cell/>
          <table:table-cell office:value-type="float" office:value="0.007602" calcext:value-type="float">
            <text:p>0.007602</text:p>
          </table:table-cell>
          <table:table-cell office:value-type="float" office:value="1.316296" calcext:value-type="float">
            <text:p>1.316296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76878" calcext:value-type="float">
            <text:p>0.076878</text:p>
          </table:table-cell>
          <table:table-cell/>
          <table:table-cell office:value-type="float" office:value="0.011922" calcext:value-type="float">
            <text:p>0.011922</text:p>
          </table:table-cell>
          <table:table-cell office:value-type="float" office:value="2.429103" calcext:value-type="float">
            <text:p>2.429103</text:p>
          </table:table-cell>
          <table:table-cell table:number-columns-repeated="3"/>
        </table:table-row>
        <table:table-row table:style-name="ro2">
          <table:table-cell office:value-type="float" office:value="0.046972" calcext:value-type="float">
            <text:p>0.046972</text:p>
          </table:table-cell>
          <table:table-cell office:value-type="float" office:value="2.09401" calcext:value-type="float">
            <text:p>2.09401</text:p>
          </table:table-cell>
          <table:table-cell office:value-type="float" office:value="0.378034" calcext:value-type="float">
            <text:p>0.378034</text:p>
          </table:table-cell>
          <table:table-cell office:value-type="float" office:value="2.006042" calcext:value-type="float">
            <text:p>2.006042</text:p>
          </table:table-cell>
          <table:table-cell/>
          <table:table-cell office:value-type="float" office:value="0.016183" calcext:value-type="float">
            <text:p>0.016183</text:p>
          </table:table-cell>
          <table:table-cell office:value-type="float" office:value="1.356676" calcext:value-type="float">
            <text:p>1.356676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79591" calcext:value-type="float">
            <text:p>0.079591</text:p>
          </table:table-cell>
          <table:table-cell/>
          <table:table-cell office:value-type="float" office:value="0.013331" calcext:value-type="float">
            <text:p>0.013331</text:p>
          </table:table-cell>
          <table:table-cell office:value-type="float" office:value="2.384999" calcext:value-type="float">
            <text:p>2.384999</text:p>
          </table:table-cell>
          <table:table-cell table:number-columns-repeated="3"/>
        </table:table-row>
        <table:table-row table:style-name="ro2">
          <table:table-cell office:value-type="float" office:value="0.183541" calcext:value-type="float">
            <text:p>0.183541</text:p>
          </table:table-cell>
          <table:table-cell office:value-type="float" office:value="2.841098" calcext:value-type="float">
            <text:p>2.841098</text:p>
          </table:table-cell>
          <table:table-cell office:value-type="float" office:value="0.368471" calcext:value-type="float">
            <text:p>0.368471</text:p>
          </table:table-cell>
          <table:table-cell office:value-type="float" office:value="0.131655" calcext:value-type="float">
            <text:p>0.131655</text:p>
          </table:table-cell>
          <table:table-cell/>
          <table:table-cell office:value-type="float" office:value="0.031175" calcext:value-type="float">
            <text:p>0.031175</text:p>
          </table:table-cell>
          <table:table-cell office:value-type="float" office:value="1.389413" calcext:value-type="float">
            <text:p>1.389413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76561" calcext:value-type="float">
            <text:p>0.076561</text:p>
          </table:table-cell>
          <table:table-cell/>
          <table:table-cell office:value-type="float" office:value="0.011182" calcext:value-type="float">
            <text:p>0.011182</text:p>
          </table:table-cell>
          <table:table-cell office:value-type="float" office:value="2.427377" calcext:value-type="float">
            <text:p>2.427377</text:p>
          </table:table-cell>
          <table:table-cell table:number-columns-repeated="3"/>
        </table:table-row>
        <table:table-row table:style-name="ro2">
          <table:table-cell office:value-type="float" office:value="0.347747" calcext:value-type="float">
            <text:p>0.347747</text:p>
          </table:table-cell>
          <table:table-cell office:value-type="float" office:value="2.384229" calcext:value-type="float">
            <text:p>2.384229</text:p>
          </table:table-cell>
          <table:table-cell office:value-type="float" office:value="0.279124" calcext:value-type="float">
            <text:p>0.279124</text:p>
          </table:table-cell>
          <table:table-cell office:value-type="float" office:value="0.136658" calcext:value-type="float">
            <text:p>0.136658</text:p>
          </table:table-cell>
          <table:table-cell/>
          <table:table-cell office:value-type="float" office:value="0.019745" calcext:value-type="float">
            <text:p>0.019745</text:p>
          </table:table-cell>
          <table:table-cell office:value-type="float" office:value="1.471561" calcext:value-type="float">
            <text:p>1.471561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78089" calcext:value-type="float">
            <text:p>0.078089</text:p>
          </table:table-cell>
          <table:table-cell/>
          <table:table-cell office:value-type="float" office:value="0.023867" calcext:value-type="float">
            <text:p>0.023867</text:p>
          </table:table-cell>
          <table:table-cell office:value-type="float" office:value="2.431378" calcext:value-type="float">
            <text:p>2.431378</text:p>
          </table:table-cell>
          <table:table-cell table:number-columns-repeated="3"/>
        </table:table-row>
        <table:table-row table:style-name="ro2">
          <table:table-cell office:value-type="float" office:value="0.137432" calcext:value-type="float">
            <text:p>0.137432</text:p>
          </table:table-cell>
          <table:table-cell office:value-type="float" office:value="2.693707" calcext:value-type="float">
            <text:p>2.693707</text:p>
          </table:table-cell>
          <table:table-cell office:value-type="float" office:value="0.155154" calcext:value-type="float">
            <text:p>0.155154</text:p>
          </table:table-cell>
          <table:table-cell office:value-type="float" office:value="0.132484" calcext:value-type="float">
            <text:p>0.132484</text:p>
          </table:table-cell>
          <table:table-cell/>
          <table:table-cell office:value-type="float" office:value="0.003656" calcext:value-type="float">
            <text:p>0.003656</text:p>
          </table:table-cell>
          <table:table-cell office:value-type="float" office:value="1.380457" calcext:value-type="float">
            <text:p>1.380457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76288" calcext:value-type="float">
            <text:p>0.076288</text:p>
          </table:table-cell>
          <table:table-cell/>
          <table:table-cell office:value-type="float" office:value="0.010097" calcext:value-type="float">
            <text:p>0.010097</text:p>
          </table:table-cell>
          <table:table-cell office:value-type="float" office:value="2.458776" calcext:value-type="float">
            <text:p>2.458776</text:p>
          </table:table-cell>
          <table:table-cell table:number-columns-repeated="3"/>
        </table:table-row>
        <table:table-row table:style-name="ro2">
          <table:table-cell office:value-type="float" office:value="1.748834" calcext:value-type="float">
            <text:p>1.748834</text:p>
          </table:table-cell>
          <table:table-cell office:value-type="float" office:value="10.905149" calcext:value-type="float">
            <text:p>10.905149</text:p>
          </table:table-cell>
          <table:table-cell office:value-type="float" office:value="0.41533" calcext:value-type="float">
            <text:p>0.41533</text:p>
          </table:table-cell>
          <table:table-cell office:value-type="float" office:value="0.131228" calcext:value-type="float">
            <text:p>0.131228</text:p>
          </table:table-cell>
          <table:table-cell/>
          <table:table-cell office:value-type="float" office:value="0.016551" calcext:value-type="float">
            <text:p>0.016551</text:p>
          </table:table-cell>
          <table:table-cell office:value-type="float" office:value="1.448424" calcext:value-type="float">
            <text:p>1.448424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0.076331" calcext:value-type="float">
            <text:p>0.076331</text:p>
          </table:table-cell>
          <table:table-cell/>
          <table:table-cell office:value-type="float" office:value="0.012891" calcext:value-type="float">
            <text:p>0.012891</text:p>
          </table:table-cell>
          <table:table-cell office:value-type="float" office:value="2.463058" calcext:value-type="float">
            <text:p>2.463058</text:p>
          </table:table-cell>
          <table:table-cell table:number-columns-repeated="3"/>
        </table:table-row>
        <table:table-row table:style-name="ro2">
          <table:table-cell office:value-type="float" office:value="1.076591" calcext:value-type="float">
            <text:p>1.076591</text:p>
          </table:table-cell>
          <table:table-cell office:value-type="float" office:value="14.605865" calcext:value-type="float">
            <text:p>14.605865</text:p>
          </table:table-cell>
          <table:table-cell office:value-type="float" office:value="0.178707" calcext:value-type="float">
            <text:p>0.178707</text:p>
          </table:table-cell>
          <table:table-cell office:value-type="float" office:value="0.1327" calcext:value-type="float">
            <text:p>0.1327</text:p>
          </table:table-cell>
          <table:table-cell/>
          <table:table-cell office:value-type="float" office:value="0.015117" calcext:value-type="float">
            <text:p>0.015117</text:p>
          </table:table-cell>
          <table:table-cell office:value-type="float" office:value="1.571093" calcext:value-type="float">
            <text:p>1.571093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78671" calcext:value-type="float">
            <text:p>0.078671</text:p>
          </table:table-cell>
          <table:table-cell/>
          <table:table-cell office:value-type="float" office:value="0.010653" calcext:value-type="float">
            <text:p>0.010653</text:p>
          </table:table-cell>
          <table:table-cell office:value-type="float" office:value="2.457601" calcext:value-type="float">
            <text:p>2.457601</text:p>
          </table:table-cell>
          <table:table-cell table:number-columns-repeated="3"/>
        </table:table-row>
        <table:table-row table:style-name="ro2">
          <table:table-cell office:value-type="float" office:value="1.455232" calcext:value-type="float">
            <text:p>1.455232</text:p>
          </table:table-cell>
          <table:table-cell office:value-type="float" office:value="16.584435" calcext:value-type="float">
            <text:p>16.584435</text:p>
          </table:table-cell>
          <table:table-cell office:value-type="float" office:value="0.644142" calcext:value-type="float">
            <text:p>0.644142</text:p>
          </table:table-cell>
          <table:table-cell office:value-type="float" office:value="0.133441" calcext:value-type="float">
            <text:p>0.133441</text:p>
          </table:table-cell>
          <table:table-cell/>
          <table:table-cell office:value-type="float" office:value="0.016656" calcext:value-type="float">
            <text:p>0.016656</text:p>
          </table:table-cell>
          <table:table-cell office:value-type="float" office:value="1.371822" calcext:value-type="float">
            <text:p>1.371822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.077021" calcext:value-type="float">
            <text:p>0.077021</text:p>
          </table:table-cell>
          <table:table-cell/>
          <table:table-cell office:value-type="float" office:value="0.01005" calcext:value-type="float">
            <text:p>0.01005</text:p>
          </table:table-cell>
          <table:table-cell office:value-type="float" office:value="2.451155" calcext:value-type="float">
            <text:p>2.451155</text:p>
          </table:table-cell>
          <table:table-cell table:number-columns-repeated="3"/>
        </table:table-row>
        <table:table-row table:style-name="ro2">
          <table:table-cell office:value-type="float" office:value="1.08047" calcext:value-type="float">
            <text:p>1.08047</text:p>
          </table:table-cell>
          <table:table-cell office:value-type="float" office:value="7.771409" calcext:value-type="float">
            <text:p>7.771409</text:p>
          </table:table-cell>
          <table:table-cell office:value-type="float" office:value="0.198874" calcext:value-type="float">
            <text:p>0.198874</text:p>
          </table:table-cell>
          <table:table-cell office:value-type="float" office:value="0.134877" calcext:value-type="float">
            <text:p>0.134877</text:p>
          </table:table-cell>
          <table:table-cell/>
          <table:table-cell office:value-type="float" office:value="0.021704" calcext:value-type="float">
            <text:p>0.021704</text:p>
          </table:table-cell>
          <table:table-cell office:value-type="float" office:value="1.500972" calcext:value-type="float">
            <text:p>1.500972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79296" calcext:value-type="float">
            <text:p>0.079296</text:p>
          </table:table-cell>
          <table:table-cell/>
          <table:table-cell office:value-type="float" office:value="0.01294" calcext:value-type="float">
            <text:p>0.01294</text:p>
          </table:table-cell>
          <table:table-cell office:value-type="float" office:value="2.446651" calcext:value-type="float">
            <text:p>2.446651</text:p>
          </table:table-cell>
          <table:table-cell table:number-columns-repeated="3"/>
        </table:table-row>
        <table:table-row table:style-name="ro2">
          <table:table-cell office:value-type="float" office:value="0.670138" calcext:value-type="float">
            <text:p>0.670138</text:p>
          </table:table-cell>
          <table:table-cell office:value-type="float" office:value="1.789896" calcext:value-type="float">
            <text:p>1.789896</text:p>
          </table:table-cell>
          <table:table-cell office:value-type="float" office:value="0.530287" calcext:value-type="float">
            <text:p>0.530287</text:p>
          </table:table-cell>
          <table:table-cell office:value-type="float" office:value="0.150622" calcext:value-type="float">
            <text:p>0.150622</text:p>
          </table:table-cell>
          <table:table-cell/>
          <table:table-cell office:value-type="float" office:value="0.014536" calcext:value-type="float">
            <text:p>0.014536</text:p>
          </table:table-cell>
          <table:table-cell office:value-type="float" office:value="1.311006" calcext:value-type="float">
            <text:p>1.311006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76602" calcext:value-type="float">
            <text:p>0.076602</text:p>
          </table:table-cell>
          <table:table-cell/>
          <table:table-cell office:value-type="float" office:value="0.010666" calcext:value-type="float">
            <text:p>0.010666</text:p>
          </table:table-cell>
          <table:table-cell office:value-type="float" office:value="2.494179" calcext:value-type="float">
            <text:p>2.4941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Averag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verag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verages</text:p>
          </table:table-cell>
          <table:covered-table-cell table:number-columns-repeated="3"/>
          <table:table-cell/>
        </table:table-row>
        <table:table-row table:style-name="ro2">
          <table:table-cell table:formula="of:=AVERAGE([.A4:.A13])" office:value-type="float" office:value="0.692081" calcext:value-type="float">
            <text:p>0.692081</text:p>
          </table:table-cell>
          <table:table-cell table:formula="of:=AVERAGE([.B4:.B13])" office:value-type="float" office:value="6.6390715" calcext:value-type="float">
            <text:p>6.6390715</text:p>
          </table:table-cell>
          <table:table-cell table:formula="of:=AVERAGE([.C4:.C13])" office:value-type="float" office:value="0.3555921" calcext:value-type="float">
            <text:p>0.3555921</text:p>
          </table:table-cell>
          <table:table-cell table:formula="of:=AVERAGE([.D4:.D13])" office:value-type="float" office:value="0.3224067" calcext:value-type="float">
            <text:p>0.3224067</text:p>
          </table:table-cell>
          <table:table-cell/>
          <table:table-cell table:formula="of:=AVERAGE([.F4:.F13])" office:value-type="float" office:value="0.0162925" calcext:value-type="float">
            <text:p>0.0162925</text:p>
          </table:table-cell>
          <table:table-cell table:formula="of:=AVERAGE([.G4:.G13])" office:value-type="float" office:value="1.411772" calcext:value-type="float">
            <text:p>1.411772</text:p>
          </table:table-cell>
          <table:table-cell table:formula="of:=AVERAGE([.H4:.H13])" office:value-type="float" office:value="0.0038453" calcext:value-type="float">
            <text:p>0.0038453</text:p>
          </table:table-cell>
          <table:table-cell table:formula="of:=AVERAGE([.I4:.I13])" office:value-type="float" office:value="0.0775328" calcext:value-type="float">
            <text:p>0.0775328</text:p>
          </table:table-cell>
          <table:table-cell/>
          <table:table-cell table:formula="of:=AVERAGE([.K4:.K13])" office:value-type="float" office:value="0.0127599" calcext:value-type="float">
            <text:p>0.0127599</text:p>
          </table:table-cell>
          <table:table-cell table:formula="of:=AVERAGE([.L4:.L13])" office:value-type="float" office:value="2.4444277" calcext:value-type="float">
            <text:p>2.4444277</text:p>
          </table:table-cell>
          <table:table-cell table:formula="of:=AVERAGE([.M4:.M13])" office:value-type="string" office:string-value="" calcext:value-type="error">
            <text:p>#DIV/0!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0:57:00.706850534</meta:creation-date>
    <dc:date>2023-12-04T17:18:17.957443431</dc:date>
    <meta:editing-duration>PT2H55M7S</meta:editing-duration>
    <meta:editing-cycles>32</meta:editing-cycles>
    <meta:generator>LibreOffice/7.3.7.2$Linux_X86_64 LibreOffice_project/30$Build-2</meta:generator>
    <meta:document-statistic meta:table-count="1" meta:cell-count="137" meta:object-count="0"/>
  </office:meta>
</office:document-meta>
</file>